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70625985169913910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98350988491219402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93340048833038221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10371231240102092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04902782674487969"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272599128671462156"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5614935375357846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92550932316651025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286504" text:continue-list="list85614935375357846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3003909776071574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7720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0160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296437"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279565"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89053"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02780067072127733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21055360666475106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60498469301652850"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290916" text:continue-numbering="true" text:style-name="L12">
        <text:list-item>
          <text:list>
            <text:list-header>
              <text:p text:style-name="P202">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489156165703096394"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617611219797688724"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119852382389708187" text:style-name="L15">
        <text:list-item>
          <text:list>
            <text:list-header>
              <text:p text:style-name="P171">1.5 miles averaging about 9:40/mile and rest 1 min</text:p>
            </text:list-header>
          </text:list>
        </text:list-item>
      </text:list>
      <text:p text:style-name="P23">1 mile in 8:26 and rest 2 min</text:p>
      <text:list xml:id="list103093183865811319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83856896763923713"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293993"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868763840664130329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531761148461095005"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22041738797229234"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273267" text:continue-list="list3531761148461095005" text:style-name="L19">
        <text:list-item>
          <text:list>
            <text:list-header>
              <text:p text:style-name="P175">(Pace*HR)=1240</text:p>
            </text:list-header>
          </text:list>
        </text:list-item>
      </text:list>
      <text:list xml:id="list37279735" text:continue-list="list8687638406641303297" text:style-name="L18">
        <text:list-item>
          <text:list>
            <text:list-header>
              <text:p text:style-name="P174">2 miles at 10:46/mile Ave HR= 121 bpm and rest a few minutes</text:p>
            </text:list-header>
          </text:list>
        </text:list-item>
      </text:list>
      <text:list xml:id="list37289023" text:continue-list="list37273267"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727913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169176157330625443"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948408468480893486"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385208442510200555"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089938168889218952"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0229834688149276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21761854166834338"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7286818"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28326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849557665811557103"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40654244584400113"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85979348345114925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00426367940459196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151829103268165622"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152634202102486382" text:style-name="L32">
        <text:list-item>
          <text:list>
            <text:list-header>
              <text:p text:style-name="P185">0.25 miles in 2:54</text:p>
              <text:p text:style-name="P185">1 mile in 9:21 going faster as I ran and ending at around 8:30 pace</text:p>
            </text:list-header>
          </text:list>
        </text:list-item>
      </text:list>
      <text:list xml:id="list1918933990426835044"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415178212005132406"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650787131185343989"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49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56 days</text:span></text:p>
      <text:p text:style-name="P77"/>
      <text:p text:style-name="P77"><text:soft-page-break/>Sat <text:s/>Sept 2, 2023 <text:span text:style-name="T1"><text:s/>2.1 miles</text:span></text:p>
      <text:p text:style-name="P77"><text:span text:style-name="T1">Warm up:</text:span> 0.25 miles to cemetery loop</text:p>
      <text:p text:style-name="P91">Run:<text:span text:style-name="T2"> 5 loops, Distance: 1.6 miles, Ave Pace: 11:16/mile, Total ascent: 110 ft</text:span></text:p>
      <text:p text:style-name="P77"><text:span text:style-name="T1">Warm down:</text:span> 0.25 miles</text:p>
      <text:p text:style-name="P77"/>
      <text:p text:style-name="P77">Sun <text:s/>Sept 3, 2023 <text:span text:style-name="T1"><text:s/>2.1 miles</text:span></text:p>
      <text:p text:style-name="P77"><text:span text:style-name="T1">Warm up:</text:span> 0.25 miles to cemetery loop</text:p>
      <text:p text:style-name="P91">Run:<text:span text:style-name="T2"> 5 loops, Distance: 1.6 miles, Ave Pace: 10:23/mile, Total ascent: 110 ft</text:span></text:p>
      <text:p text:style-name="P77"><text:span text:style-name="T1">Warm down:</text:span> 0.25 miles</text:p>
      <text:p text:style-name="P91"/>
      <text:p text:style-name="P77">Mon <text:s/>Sept 4, 2023 <text:span text:style-name="T1"><text:s/>3 miles</text:span></text:p>
      <text:p text:style-name="P77"><text:span text:style-name="T1">Warm up:</text:span> 0.2 miles to cemetery loop</text:p>
      <text:p text:style-name="P91">Run:<text:span text:style-name="T2"> 5 loops, Distance: 1.6 miles, Ave Pace: 10:03/mile, Total ascent: 110 ft</text:span></text:p>
      <text:p text:style-name="P77"><text:span text:style-name="T1">Warm down:</text:span> 1.2 miles slowly</text:p>
      <text:p text:style-name="P91"/>
      <text:p text:style-name="P77">Tues <text:s/>Sept 5, 2023 <text:span text:style-name="T1"><text:s/>2.5 miles</text:span></text:p>
      <text:p text:style-name="P77"><text:span text:style-name="T1">Warm up:</text:span> 0.25 miles to cemetery loop</text:p>
      <text:p text:style-name="P91">Run:<text:span text:style-name="T2"> 2 miles on the cemetery, <text:s/>Ave Pace: 11:06/mile, Total ascent: 132 ft</text:span></text:p>
      <text:p text:style-name="P77"><text:span text:style-name="T1">Warm down:</text:span> 0.25 miles </text:p>
      <text:p text:style-name="P91"/>
      <text:p text:style-name="P77">Wed Sept 6, 2023 <text:span text:style-name="T1"><text:s/>2.5 miles</text:span></text:p>
      <text:p text:style-name="P77"><text:span text:style-name="T1">Warm up:</text:span> 0.25 miles to cemetery loop</text:p>
      <text:p text:style-name="P91">Run:<text:span text:style-name="T2"> 2 miles on the cemetery, <text:s/>Ave Pace: 10:46/mile, Total ascent: 132 ft</text:span></text:p>
      <text:p text:style-name="P77"><text:span text:style-name="T1">Warm down:</text:span> 0.25 miles </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text:soft-page-break/></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831355089330049344"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text:soft-page-break/></text:p>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06T17:03:29.46</dc:date>
    <dc:creator>James Lombardi</dc:creator>
    <meta:editing-duration>P21DT23H23M19S</meta:editing-duration>
    <meta:editing-cycles>1818</meta:editing-cycles>
    <meta:generator>OpenOffice/4.1.2$Win32 OpenOffice.org_project/412m3$Build-9782</meta:generator>
    <meta:document-statistic meta:table-count="0" meta:image-count="9" meta:object-count="0" meta:page-count="183" meta:paragraph-count="5292" meta:word-count="56978" meta:character-count="292286"/>
  </office:meta>
</office:document-meta>
</file>